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1" svg:font-family="'Liberation Sans'"/>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976cm"/>
    </style:style>
    <style:style style:name="co2" style:family="table-column">
      <style:table-column-properties fo:break-before="auto" style:column-width="8.643cm"/>
    </style:style>
    <style:style style:name="co3" style:family="table-column">
      <style:table-column-properties fo:break-before="auto" style:column-width="6.95cm"/>
    </style:style>
    <style:style style:name="co4" style:family="table-column">
      <style:table-column-properties fo:break-before="auto" style:column-width="6.346cm"/>
    </style:style>
    <style:style style:name="co5" style:family="table-column">
      <style:table-column-properties fo:break-before="auto" style:column-width="7.461cm"/>
    </style:style>
    <style:style style:name="co6" style:family="table-column">
      <style:table-column-properties fo:break-before="auto" style:column-width="4.454cm"/>
    </style:style>
    <style:style style:name="co7" style:family="table-column">
      <style:table-column-properties fo:break-before="auto" style:column-width="7.331cm"/>
    </style:style>
    <style:style style:name="co8" style:family="table-column">
      <style:table-column-properties fo:break-before="auto" style:column-width="7.84cm"/>
    </style:style>
    <style:style style:name="co9" style:family="table-column">
      <style:table-column-properties fo:break-before="auto" style:column-width="6.415cm"/>
    </style:style>
    <style:style style:name="co10" style:family="table-column">
      <style:table-column-properties fo:break-before="auto" style:column-width="11.837cm"/>
    </style:style>
    <style:style style:name="co11" style:family="table-column">
      <style:table-column-properties fo:break-before="auto" style:column-width="11.24cm"/>
    </style:style>
    <style:style style:name="co12" style:family="table-column">
      <style:table-column-properties fo:break-before="auto" style:column-width="10.469cm"/>
    </style:style>
    <style:style style:name="co13" style:family="table-column">
      <style:table-column-properties fo:break-before="auto" style:column-width="11.506cm"/>
    </style:style>
    <style:style style:name="co14" style:family="table-column">
      <style:table-column-properties fo:break-before="auto" style:column-width="1.799cm"/>
    </style:style>
    <style:style style:name="co15" style:family="table-column">
      <style:table-column-properties fo:break-before="auto" style:column-width="2.258cm"/>
    </style:style>
    <style:style style:name="ro1" style:family="table-row">
      <style:table-row-properties style:row-height="0.736cm" fo:break-before="auto" style:use-optimal-row-height="true"/>
    </style:style>
    <style:style style:name="ro2" style:family="table-row">
      <style:table-row-properties style:row-height="18.494cm" fo:break-before="auto" style:use-optimal-row-height="false"/>
    </style:style>
    <style:style style:name="ro3" style:family="table-row">
      <style:table-row-properties style:row-height="20.089cm" fo:break-before="auto" style:use-optimal-row-height="false"/>
    </style:style>
    <style:style style:name="ro4" style:family="table-row">
      <style:table-row-properties style:row-height="18.625cm" fo:break-before="auto" style:use-optimal-row-height="false"/>
    </style:style>
    <style:style style:name="ro5" style:family="table-row">
      <style:table-row-properties style:row-height="21.191cm" fo:break-before="auto" style:use-optimal-row-height="false"/>
    </style:style>
    <style:style style:name="ro6" style:family="table-row">
      <style:table-row-properties style:row-height="24.89cm" fo:break-before="auto" style:use-optimal-row-height="false"/>
    </style:style>
    <style:style style:name="ro7" style:family="table-row">
      <style:table-row-properties style:row-height="0.487c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0pt" style:font-size-asian="10pt" style:font-size-complex="10pt"/>
    </style:style>
    <style:style style:name="ce1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style:font-size-asian="10pt" style:font-size-complex="10pt"/>
    </style:style>
    <style:style style:name="ce11"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c9211e" fo:font-size="10pt" style:font-size-asian="10pt" style:font-size-complex="10pt"/>
    </style:style>
    <style:style style:name="ce12"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style:font-size-asian="10pt" style:font-size-complex="10pt"/>
    </style:style>
    <style:style style:name="ce14" style:family="table-cell" style:parent-style-name="Default" style:data-style-name="N0">
      <style:table-cell-properties style:text-align-source="fix" style:repeat-content="false"/>
      <style:paragraph-properties fo:text-align="start" fo:margin-left="0cm"/>
    </style:style>
    <style:style style:name="ce15"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cm"/>
      <style:text-properties fo:font-size="10pt" style:font-size-asian="10pt" style:font-size-complex="10pt"/>
    </style:style>
    <style:style style:name="ce20"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21" style:family="table-cell" style:parent-style-name="Default" style:data-style-name="N0">
      <style:table-cell-properties fo:background-color="#e6e905" style:text-align-source="fix" style:repeat-content="false"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22" style:family="table-cell" style:parent-style-name="Default" style:data-style-name="N0">
      <style:table-cell-properties style:text-align-source="fix" style:repeat-content="false" fo:background-color="transparent"/>
      <style:paragraph-properties fo:text-align="start" fo:margin-left="0cm"/>
    </style:style>
    <style:style style:name="ce26" style:family="table-cell" style:parent-style-name="Default">
      <style:table-cell-properties style:text-align-source="fix" style:repeat-content="false" fo:background-color="transparent" fo:wrap-option="wrap" style:vertical-align="top"/>
      <style:paragraph-properties fo:text-align="start" fo:margin-left="0cm"/>
      <style:text-properties fo:font-size="10pt" fo:font-weight="bold" style:font-size-asian="10pt" style:font-weight-asian="bold" style:font-size-complex="10pt" style:font-weight-complex="bold"/>
    </style:style>
    <style:style style:name="ce27"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0pt" style:font-size-asian="10pt" style:font-size-complex="10pt"/>
    </style:style>
    <style:style style:name="ce30" style:family="table-cell" style:parent-style-name="Default">
      <style:table-cell-properties style:text-align-source="fix" style:repeat-content="false"/>
      <style:paragraph-properties fo:text-align="start" fo:margin-left="0cm"/>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fo:font-style="normal" style:font-weight-asian="bold" style:font-weight-complex="bold" style:font-style-asian="normal" style:font-style-complex="normal"/>
    </style:style>
  </office:automatic-styles>
  <office:body>
    <office:spreadsheet>
      <table:calculation-settings table:automatic-find-labels="false" table:use-regular-expressions="false"/>
      <table:table table:name="Code_Refactoring" table:style-name="ta1">
        <table:table-column table:style-name="co1" table:default-cell-style-name="ce14"/>
        <table:table-column table:style-name="co2" table:default-cell-style-name="ce14"/>
        <table:table-column table:style-name="co3" table:default-cell-style-name="ce14"/>
        <table:table-column table:style-name="co4" table:number-columns-repeated="2"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default-cell-style-name="ce14"/>
        <table:table-column table:style-name="co11" table:default-cell-style-name="ce22"/>
        <table:table-column table:style-name="co12" table:default-cell-style-name="ce22"/>
        <table:table-column table:style-name="co13" table:default-cell-style-name="ce22"/>
        <table:table-column table:style-name="co14" table:number-columns-repeated="1005" table:default-cell-style-name="ce14"/>
        <table:table-column table:style-name="co14" table:number-columns-repeated="2" table:default-cell-style-name="ce30"/>
        <table:table-column table:style-name="co15" table:number-columns-repeated="3" table:default-cell-style-name="ce30"/>
        <table:table-row table:style-name="ro1">
          <table:table-cell table:style-name="ce2" office:value-type="string" calcext:value-type="string">
            <text:p>Year paper</text:p>
          </table:table-cell>
          <table:table-cell table:style-name="ce2" office:value-type="string" calcext:value-type="string">
            <text:p>Title / Authors</text:p>
          </table:table-cell>
          <table:table-cell table:style-name="ce2" office:value-type="string" calcext:value-type="string">
            <text:p>Main problem / goal addressed</text:p>
          </table:table-cell>
          <table:table-cell table:style-name="ce2" office:value-type="string" calcext:value-type="string">
            <text:p>Backgound</text:p>
          </table:table-cell>
          <table:table-cell table:style-name="ce2" office:value-type="string" calcext:value-type="string">
            <text:p>Solution</text:p>
          </table:table-cell>
          <table:table-cell table:style-name="ce2" office:value-type="string" calcext:value-type="string">
            <text:p>Solution details (used artifacts, energy metrics, energy efficiency tactics)</text:p>
          </table:table-cell>
          <table:table-cell table:style-name="ce2" office:value-type="string" calcext:value-type="string">
            <text:p>Domain (Mobile Apps, Web, IoT middleware ..)</text:p>
          </table:table-cell>
          <table:table-cell table:style-name="ce2" office:value-type="string" calcext:value-type="string">
            <text:p>Evaluation of approach </text:p>
          </table:table-cell>
          <table:table-cell table:style-name="ce2" office:value-type="string" calcext:value-type="string">
            <text:p>Results or notes on evaluation</text:p>
          </table:table-cell>
          <table:table-cell table:style-name="ce2" office:value-type="string" calcext:value-type="string">
            <text:p>Conclusion/future work</text:p>
          </table:table-cell>
          <table:table-cell table:style-name="ce20" office:value-type="string" calcext:value-type="string">
            <text:p><text:s/>Related work </text:p>
          </table:table-cell>
          <table:table-cell table:style-name="ce21" office:value-type="string" calcext:value-type="string">
            <text:p>Name of the genetic operator </text:p>
          </table:table-cell>
          <table:table-cell table:style-name="ce21" office:value-type="string" calcext:value-type="string">
            <text:p>Programming Language</text:p>
          </table:table-cell>
          <table:table-cell table:style-name="ce21" office:value-type="string" calcext:value-type="string">
            <text:p>Benchmarks of testing</text:p>
          </table:table-cell>
          <table:table-cell table:style-name="ce12" table:number-columns-repeated="1005"/>
          <table:table-cell table:number-columns-repeated="5"/>
        </table:table-row>
        <table:table-row table:style-name="ro2">
          <table:table-cell table:style-name="ce13" office:value-type="float" office:value="2018" calcext:value-type="float">
            <text:p>2018</text:p>
          </table:table-cell>
          <table:table-cell table:style-name="ce13" office:value-type="string" calcext:value-type="string">
            <text:p>Genetic Improvement of Software: A Comprehensive Survey</text:p>
            <text:p><text:span text:style-name="T1">Justyna Petke, Saemundur O. Haraldsson, …</text:span></text:p>
          </table:table-cell>
          <table:table-cell table:style-name="ce13" office:value-type="string" calcext:value-type="string">
            <text:p>The main problem addressed in the provided study is <text:span text:style-name="T2">the need for a comprehensive survey of the field of Genetic Improvement (GI) in software engineering</text:span>. The study <text:span text:style-name="T2">aims to fill this gap by presenting a survey of the core papers published between 1995 and 2015. It recognizes that GI is an emerging area that straddles multiple fields and highlights the lack of a systematic literature review (SLR) due to the field's evolving nature.</text:span></text:p>
            <text:p/>
            <text:p>The<text:span text:style-name="T2"> main goal</text:span> of the text is <text:span text:style-name="T2">to provide a comprehensive analysis of GI research. It covers the scientific origins, technical achievements, publication trends, domain coverage, and computational search techniques of GI. The paper also explores the relationship between GI and other areas of source code analysis and manipulation. </text:span>Additionally, it emphasizes the significant increase in publications and interest in GI, indicating the need for a survey to consolidate and summarize the research strands and findings in the field.</text:p>
          </table:table-cell>
          <table:table-cell table:style-name="ce13" office:value-type="string" calcext:value-type="string">
            <text:p>The study discusses the history and background of GI, as well as its connections to other areas of research.</text:p>
            <text:p/>
            <text:p>Here are the important points from the study:</text:p>
            <text:p/>
            <text:p>-  GI draws on various topics such as <text:span text:style-name="T2">program transformation, program synthesis, genetic programming, software testing, and search-based software engineering.</text:span></text:p>
            <text:p/>
            <text:p>- It traces the h<text:span text:style-name="T2">istory of GI, starting with Ada Lovelace's work in the 19th century, where she recognized the need for optimizing programs.</text:span></text:p>
            <text:p/>
            <text:p>- It discusses <text:span text:style-name="T2">program transformation, which applies transformations to refine existing programs, and program synthesis, which constructs new program code.</text:span></text:p>
            <text:p/>
            <text:p>- Genetic programming, which evolved programs using techniques inspired by evolutionary processes, is also discussed. It had significant developments starting from the 1960s and 1970s.</text:p>
            <text:p/>
            <text:p>- The study highlights the role of software testing in GI, both as a guide for correct system behavior and as a means of assessing improvement.</text:p>
            <text:p/>
            <text:p>- It mentions <text:span text:style-name="T2">the development and advancements in testing techniques, such as dynamic symbolic execution, search-based software testing, and mutation testing.</text:span></text:p>
            <text:p/>
            <text:p>- The study challenges the assumption that the space of programs is too large for GI to find solutions, citing empirical evidence that naturally occurring code is surprisingly repetitive and that a significant number of changes made by humans to software systems could be fabricated by GI.</text:p>
            <text:p/>
            <text:p>- Finally,<text:span text:style-name="T2"> it introduces search-based software engineering (SBSE), which applies automated search techniques to software engineering problems, and mentions that GI is a part of SBSE.</text:span></text:p>
          </table:table-cell>
          <table:table-cell table:style-name="ce13" office:value-type="string" calcext:value-type="string">
            <text:p>The provided text does not explicitly mention a specific solution. However, it <text:span text:style-name="T2">describes various approaches and methodologies used in the field of Genetic Improvement (GI) to improve software. These approaches include techniques such as cartesian genetic programming, semantics-preserving transformations, evolutionary algorithms, metaheuristics, deterministic search, and exhaustive search. These methods are applied to navigate the search space of software variants and find optimal or near-optimal solutions for improving software efficiency, energy consumption, functionality, and other criteria. </text:span>The text also discusses the search procedure used to identify core papers on GI and provides a summary of the searches conducted.</text:p>
          </table:table-cell>
          <table:table-cell table:style-name="ce13" office:value-type="string" calcext:value-type="string">
            <text:p>In the study, the solution used in <text:span text:style-name="T2">the field of Genetic Improvement (GI) involves automated search techniques to improve existing software. </text:span>The survey focuses on core papers published between 1995 and 2015 in the GI field. <text:span text:style-name="T2">The identified core publications predominantly use evolutionary algorithms, particularly genetic programming. </text:span></text:p>
            <text:p/>
            <text:p>The survey highlights various approaches and tactics employed within the GI research. Here are some examples:</text:p>
            <text:p/>
            <text:p>1. <text:span text:style-name="T2">Mrazek et al. [106] utilized cartesian genetic programming to optimize efficiency and energy consumption. They evolved functions from scratch by generating the initial population randomly and evaluated approximations of median functions through testing.</text:span></text:p>
            <text:p/>
            <text:p>2. <text:span text:style-name="T2">Kocsis et al. [107], [108] and Burles et al. [109] proposed the use of semantics-preserving transformations to retain the full functionality of the original code within the improvement framework. This approach aligns with the field of program transformation.</text:span></text:p>
            <text:p/>
            <text:p>3. <text:span text:style-name="T2">Orlov and Sipper [102], [112], [113] improved existing software by applying a semantics-preserving crossover operator.</text:span></text:p>
            <text:p/>
            <text:p>4. <text:span text:style-name="T2">Williams [114] employed six evolutionary algorithms to parallelize existing code. They evolved sequences of semantics-preserving transformations and used program dataflow and dependency analysis to avoid functionality-breaking changes.</text:span></text:p>
            <text:p/>
            <text:p>These are just a few examples of the solution approaches employed in the GI field. The survey also mentions the use of metaheuristics and deterministic search to explore the vast search space of possible software variants.</text:p>
          </table:table-cell>
          <table:table-cell table:style-name="ce13" office:value-type="string" calcext:value-type="string">
            <text:p>The domain indicated is <text:span text:style-name="T2">software engineering or software development. </text:span>The text discusses <text:span text:style-name="T2">various research areas and approaches related to software optimization, program transformation, program slicing, software parallelization, and automated software repair</text:span>. It also mentions the use of <text:span text:style-name="T2">genetic improvement (GI) techniques for modifying and improving existing software.</text:span> These topics are primarily relevant to the field of software engineering and development.</text:p>
          </table:table-cell>
          <table:table-cell table:style-name="ce13" office:value-type="string" calcext:value-type="string">
            <text:p>The evaluation of the approach in the given text is focused on <text:span text:style-name="T2">conducting a survey of core papers on Genetic Improvement (GI). </text:span>The survey methodology involved searching for relevant publications using specific keywords and criteria. The researchers searched through various databases and publishers to identify conference papers, journal articles, and Ph.D. theses related to GI. <text:span text:style-name="T2">The primary search resulted in 54 publications, and after removing duplicates and applying manual inspection, 40 papers were identified as core GI papers. </text:span></text:p>
            <text:p/>
            <text:p><text:span text:style-name="T2">To expand the search, the researchers examined the bibliographies of selected papers and conducted additional searches based on the references found. This snowballing process led to the inclusion of 34 more papers that met the criteria.</text:span> The search process was repeated in 2016 to include any new publications from that year. One additional core publication on GI was identified through this secondary search.</text:p>
            <text:p/>
            <text:p><text:span text:style-name="T2">In total, the evaluation resulted in 66 core papers on GI. The supplementary material provides further details about each publication, including information about the improvement criteria, search techniques, software representation, fitness function characteristics, and programming languages used in the studies.</text:span></text:p>
            <text:p/>
            <text:p/>
          </table:table-cell>
          <table:table-cell table:style-name="ce13" office:value-type="string" calcext:value-type="string">
            <text:p>The study describes the methodology used in a survey on Genetic Improvement (GI) research. The survey aimed to identify core papers on GI and provide an overview of specific work in the field. Here are the key findings and notes on the evaluation:</text:p>
            <text:p/>
            <text:p>- The <text:span text:style-name="T2">survey focused on GI as an independent field of research, which uses automated search in a 3-D search space consisting of improvement, use of existing software, and preserved functionality of the original code.</text:span></text:p>
            <text:p/>
            <text:p>- Several works on the boundary between GI and other research areas were included in the survey.</text:p>
            <text:p/>
            <text:p>- <text:span text:style-name="T2">Various approaches were used in GI research, such as optimizing for efficiency and energy consumption, applying semantics-preserving transformations, parallelizing existing code, and using metaheuristics or deterministic search.</text:span></text:p>
            <text:p/>
            <text:p>- The search for relevant publications was conducted through computer science bibliographies and the online libraries of major publishers in software engineering.</text:p>
            <text:p/>
            <text:p>- A primary search was conducted using keywords such as "GI," "software improvement," and "evolutionary improvement" in conference papers, journal articles, and Ph.D. theses published by the end of 2015.</text:p>
            <text:p/>
            <text:p>- The primary search yielded 54 publications, and after removing duplicates, 40 publications fulfilled the criteria for core GI papers.</text:p>
            <text:p/>
            <text:p>- Bibliographies of selected papers were inspected to include additional relevant publications, and an automated procedure aided in removing duplicates.</text:p>
            <text:p/>
            <text:p>- The process was repeated until no new relevant papers were found in the bibliographies of selected papers, resulting in a set of 66 core papers on GI.</text:p>
            <text:p/>
            <text:p>- The supplementary material of the survey provides further details about the core publications, including the improvement criterion, search technique, software representation, fitness function characteristics, and programming language used in empirical studies.</text:p>
            <text:p/>
            <text:p>Overall, the survey aimed to provide a comprehensive overview of core papers on GI, highlighting the different approaches and research directions within the field.</text:p>
          </table:table-cell>
          <table:table-cell table:style-name="ce13" office:value-type="string" calcext:value-type="string">
            <text:p>The conclusion of the survey on Genetic Improvement (GI) research highlights the following points:</text:p>
            <text:p/>
            <text:p>1. The need for automated software improvement: With the increasing amount and complexity of software being developed, there is a growing need for automated techniques to improve software.</text:p>
            <text:p/>
            <text:p>2. Leveraging existing code: GI takes advantage of the abundance of available code and recognizes that optimization approaches do not necessarily need to start from scratch. By building on existing code, GI techniques can effectively improve software.</text:p>
            <text:p/>
            <text:p>3. Metaheuristics and evolutionary algorithms: Metaheuristics, such as evolutionary algorithms, have proven to be successful in exploring large search spaces. GI combines these insights and applies search techniques to improve software.</text:p>
            <text:p/>
            <text:p>4. Literature review: The survey provides a comprehensive literature review of papers published between 1995 and 2015. It familiarizes readers with the key results and concepts in the field of GI, serving as a valuable resource for researchers and practitioners.</text:p>
            <text:p/>
            <text:p>5. Encouraging further uptake of GI techniques: The survey aims to promote the wider adoption of GI techniques by providing an overview of the field's research work. By showcasing the potential and benefits of GI, the survey seeks to inspire further research and application of these techniques.</text:p>
            <text:p/>
            <text:p>Future work:</text:p>
            <text:p>The survey does not explicitly outline specific future research directions. </text:p>
          </table:table-cell>
          <table:table-cell table:style-name="ce13" office:value-type="string" calcext:value-type="string">
            <text:p>The related work discussed various topics related to Genetic Improvement (GI) and its applications. Here is a summary of the different areas covered:</text:p>
            <text:p/>
            <text:p><text:span text:style-name="T2">A. Program Synthesis: </text:span>This area focuses on automated program construction from specifications. It includes both formal guarantee-based approaches and test-based synthesis. Examples include the use of natural language, example-based program synthesis, and the synthesis of new functionality into existing software.</text:p>
            <text:p/>
            <text:p><text:span text:style-name="T2">B. Software Repair:</text:span> This area explores different approaches to automatically repair software bugs. It includes approaches that rely on formal specifications, test cases, fault localization, constraint solving, and template-based transformations. Repairing concurrency bugs and using mutation testing for fault localization are also discussed.</text:p>
            <text:p/>
            <text:p><text:span text:style-name="T2">C. Program Transformation: </text:span>Program transformation aims to improve programs by applying semantics-preserving transformations. This includes code refactoring, search-based transformations, and the optimization of software by replacing heuristic components. The role of software engineers in performing optimizations is also discussed.</text:p>
            <text:p/>
            <text:p><text:span text:style-name="T2">D. Parameter Tuning: </text:span>This area focuses on automating the tuning of program parameters to optimize performance. It is considered a subset of automated design of algorithms work, where search is used to select the best set of parameters for a given problem.</text:p>
            <text:p/>
            <text:p><text:span text:style-name="T2">E. Approximate Computing:</text:span> GI is explored in the context of approximate computing, where nonfunctional gains are traded off for some loss of functionality. The concept of loop perforation and dynamic tuning of performance tradeoffs are discussed as examples.</text:p>
            <text:p/>
            <text:p><text:span text:style-name="T2">F. Data Structure Repair:</text:span> This area deals with repairing erroneous programs that result in invalid data structures. Repair approaches involve detecting violations of structural integrity constraints and suggesting repairs to restore the invariant.</text:p>
            <text:p/>
            <text:p><text:span text:style-name="T2">G. Studies of Existing Code: </text:span>Several papers examine open source projects to understand the assumptions and characteristics of GI tools. They investigate redundancy in code commits and the graftability of code from other projects.</text:p>
            <text:p/>
            <text:p>H. Slicing, Partial Evaluation, and Specialization: This section covers program slicing, observation-based slicing, program specialization, and partial evaluation. These techniques aim to optimize and simplify programs by reducing their size or specializing them for specific inputs or environments.</text:p>
            <text:p/>
            <text:p>Overall, the related work discussed in this section provides insights into various areas where GI can be applied, including program synthesis, software repair, program transformation, parameter tuning, approximate computing, data structure repair, analysis of existing code, and slicing/partial evaluation/specialization techniques.</text:p>
          </table:table-cell>
          <table:table-cell table:style-name="ce28" office:value-type="string" calcext:value-type="string">
            <text:p>In the study, <text:span text:style-name="T2">semantics-preserving crossover </text:span>is <text:span text:style-name="T2">used to improve Java bytecode by ensuring that the modified code remains correct and error-free.</text:span> By employing crossover, GI can explore a wider search space of software variants and potentially discover improvements over the original program. <text:span text:style-name="T2">Crossover is a genetic operator used in genetic improvement (GI) to combine genetic material from different software variants and create new variants.</text:span> It involves swapping or combining code segments from different programs, similar to biological crossover in genetics.</text:p>
          </table:table-cell>
          <table:table-cell table:style-name="ce13" office:value-type="string" calcext:value-type="string">
            <text:p>The programming languages used in the context of Genetic Improvement (GI) are not explicitly mentioned. The study focuses on the general concept of GI and its application in improving software systems, without specific details about programming languages.</text:p>
            <text:p/>
            <text:p>1. Program Transformation and Program Slicing: These research areas, mentioned in Section II, are commonly associated with languages like C, C++, Java, and other programming languages used for software development.</text:p>
            <text:p/>
            <text:p>2. Java Bytecode: The study briefly mentions the work of Orlov and Sipper [113], who used genetic programming with semantics-preserving crossover to improve existing Java bytecode. This indicates the use of Java as the programming language in that specific context.</text:p>
            <text:p/>
            <text:p>3. CUDA: The study references the work of Langdon and Harman [130], where they evolved a parallelized version of a program using CUDA code. CUDA is a parallel computing platform and programming model designed for NVIDIA GPUs, so it suggests the use of CUDA programming language for GPU programming.</text:p>
            <text:p/>
            <text:p>4. C++: Wilkerson and Tauritz [136] developed a variant of Arcuri and Yao's framework for C++ programs. This indicates the use of C++ programming language in the context of GI for C++ programs.</text:p>
            <text:p/>
            <text:p>5. Instant Messaging System and Web Development Framework: Harman et al. [7] evolved a language translation feature for an instant messaging system, and Jia et al. [141] grew a citation service for a web development framework. The specific programming languages and platforms used in these cases are not mentioned in the study.</text:p>
            <text:p/>
            <text:p>Overall, the study provides a comprehensive survey of Genetic Improvement (GI) in software systems but does not explicitly indicate the programming languages and platforms used for each purpose and application.</text:p>
          </table:table-cell>
          <table:table-cell table:style-name="ce13" office:value-type="string" calcext:value-type="string">
            <text:p>The study does not explicitly mention specific benchmarks for testing in the context of genetic improvement (GI) of software. However, it discusses various aspects related to testing and evaluation within the GI process. Here are some key points related to testing:</text:p>
            <text:p/>
            <text:p><text:span text:style-name="T2">1. Preservation of Software Functionality: </text:span>Testing is used to capture the unchanged functional aspects of software during the improvement process. Semantics-preserving transformations are considered to ensure that the modified software does not break any functionality of the original program.</text:p>
            <text:p/>
            <text:p><text:span text:style-name="T2">2. Fitness Evaluation:</text:span> Testing is used as a proxy for capturing software properties that need to be retained. The number of test cases passed or a weighted fitness measure based on test results is often used to evaluate the fitness of modified software variants.</text:p>
            <text:p/>
            <text:p><text:span text:style-name="T2">3. Test Suite Selection and Prioritization: </text:span>Techniques such as test case selection and prioritization are mentioned to reduce the runtime cost of testing during the GI process.</text:p>
            <text:p/>
            <text:p><text:span text:style-name="T2">4. Co-evolving Test Cases: </text:span>Co-evolving test cases within the GI framework is discussed as an approach to guide search toward improved software variants. Genetic algorithms are used to generate unit tests that pass on the original program and fail on the modified programs.</text:p>
            <text:p/>
            <text:p><text:span text:style-name="T2">5. Fitness Measures for Automated Software Repair:</text:span> Different fitness measures are mentioned in the context of automated software repair, including the number of passing and failing test cases, dynamic program invariants, and distance functions based on formal software specifications.</text:p>
            <text:p/>
            <text:p/>
          </table:table-cell>
          <table:table-cell table:style-name="ce27" table:number-columns-repeated="1005"/>
          <table:table-cell table:number-columns-repeated="5"/>
        </table:table-row>
        <table:table-row table:style-name="ro3">
          <table:table-cell table:style-name="ce13" office:value-type="float" office:value="2019" calcext:value-type="float">
            <text:p>2019</text:p>
          </table:table-cell>
          <table:table-cell table:style-name="ce13" office:value-type="string" calcext:value-type="string">
            <text:p>Gin: Genetic Improvement Research Made Easy</text:p>
            <text:p><text:span text:style-name="T1">Alexander E.I. Brownlee, …</text:span></text:p>
          </table:table-cell>
          <table:table-cell table:style-name="ce13" office:value-type="string" calcext:value-type="string">
            <text:p>The main <text:span text:style-name="T2">problem addressed is the cost associated with re-implementing GI to investigate new approaches, which has been hindering progress in the field. The study proposes Gin as a solution to this problem by providing an extensible and modifiable toolbox for GI experimentation. By automatically transforming, building, and testing Java projects, Gin aims to streamline the process of GI research and enable researchers to explore new approaches more efficiently.</text:span> The study also highlights that Gin supports automated test-generation and source code profiling, further enhancing its capabilities for experimentation in GI.</text:p>
          </table:table-cell>
          <table:table-cell table:style-name="ce13"/>
          <table:table-cell table:style-name="ce13" office:value-type="string" calcext:value-type="string">
            <text:p>The proposed <text:span text:style-name="T2">solution for the problem described in the study is Gin, an extensible and modifiable toolbox for Genetic Improvement (GI) experimentation in the field of software development. </text:span></text:p>
            <text:p/>
            <text:p>Gin aims to overcome the <text:span text:style-name="T2">hindrance of the cost associated with re-implementing GI to investigate new approaches. It provides a combination of novel features and is instantiated in Java, targeting the Java ecosystem.</text:span></text:p>
          </table:table-cell>
          <table:table-cell table:style-name="ce13" office:value-type="string" calcext:value-type="string">
            <text:p>Solution details related to the Gin toolbox for Genetic Improvement (GI) experimentation:</text:p>
            <text:p/>
            <text:p>1. Used Artifacts: Gin is instantiated in Java and targets the Java ecosystem. It leverages powerful existing tools such as JavaParser, JUnit, and Surefire. The choice of Java as the implementation language allows for easy adoption and a large set of potential contributors and users.</text:p>
            <text:p/>
            <text:p>2. Energy Metrics: The study mentions that GI aims to improve non-functional properties of software, including runtime or energy consumption. However, specific energy metrics or measurement techniques are not mentioned in the provided details.</text:p>
            <text:p/>
            <text:p>3. Energy Efficiency Tactics: While the study does not explicitly mention energy efficiency tactics, the overall goal of GI is to optimize software, which can include reducing energy consumption. To achieve energy efficiency, possible tactics could involve identifying and optimizing energy-intensive code sections, improving algorithm efficiency, reducing unnecessary resource utilization, or applying energy-aware design patterns.</text:p>
            <text:p/>
            <text:p>It's important to note that the provided study does not extensively discuss energy-related aspects or provide specific details on energy metrics and energy efficiency tactics. The focus is primarily on the introduction and description of Gin as a toolbox for GI experimentation, its extensibility, modifiability, and support for program transformation, building, testing, and other features.</text:p>
          </table:table-cell>
          <table:table-cell table:style-name="ce13" office:value-type="string" calcext:value-type="string">
            <text:p>The domain indicated is software engineering, specifically focused on Genetic Improvement (GI) in software development. The study describes the Gin tool, which is designed to facilitate experimentation and research in GI. It mentions improving existing software, program repair, optimizing runtime and energy consumption, and non-functional improvement. </text:p>
          </table:table-cell>
          <table:table-cell table:style-name="ce13" office:value-type="string" calcext:value-type="string">
            <text:p>The study describes the architecture and functionality of the Gin toolkit, which is a Genetic Improvement (GI) research tool. It does not explicitly mention the evaluation of the approach. However, it discusses various components and features of Gin that enable the evaluation and experimentation with GI techniques. Here are some aspects related to evaluation mentioned in the study:</text:p>
            <text:p/>
            <text:p>1. Search Space Analysis: Gin includes several examples of search space tools that sample and enumerate the space of program edits. The toolkit can sample the patch space, run specified tests against each patch, and record various results such as patch validity, compilation results, test output, run times, and error details. This enables the evaluation of the effectiveness of different program edits.</text:p>
            <text:p/>
            <text:p>2. Fitness Evaluation: The study mentions that Gin supports the implementation of more fine-grained fitness functions by recording detailed test output. While previous GI work often considered only Boolean test case results during fitness evaluation, Gin allows for more detailed evaluation by capturing additional information.</text:p>
            <text:p/>
            <text:p>3. Proiling: Gin provides a profiling capability to identify the parts of the software that are most exercised by a project's unit tests. By profiling the unit tests and analyzing the call stack, Gin can identify frequently used methods and provide information on the number of times each method is seen at the top of the call stack. This profiling information can be used to guide the improvement process and evaluate the impact of changes on the frequently used code.</text:p>
            <text:p/>
            <text:p>4. Build Tool Integration: Gin integrates with popular Java build tools such as Gradle and Maven, which enables systematic experimentation on real-world code. By leveraging the build tool APIs, Gin can compile, package, and test diverse sets of large projects. This integration facilitates the evaluation of GI techniques on real-world codebases.</text:p>
            <text:p/>
            <text:p>Overall, the evaluation of the approach in Gin would involve using the toolkit's functionalities to perform search space analysis, fitness evaluation, profiling, and experimentation on different Java projects. By utilizing these capabilities, researchers and practitioners can assess the effectiveness and impact of GI techniques implemented using Gin.</text:p>
          </table:table-cell>
          <table:table-cell table:style-name="ce13" office:value-type="string" calcext:value-type="string">
            <text:p>The provided study describes various aspects of Gin, a toolkit for Genetic Improvement (GI) research. Here are some key points mentioned in the study:</text:p>
            <text:p/>
            <text:p>1. Gin has two main pipelines: preprocessing to identify code of interest within a project, and search space analysis.</text:p>
            <text:p>2. Gin's core functionality is divided between the manipulation of source code and unit test execution.</text:p>
            <text:p>3. The toolkit includes several examples of search space tools that sample and enumerate the space of program edits.</text:p>
            <text:p>4. Gin supports the implementation of more fine-grained fitness functions by recording detailed test output, not just Boolean test case results.</text:p>
            <text:p>5. One of the major use cases of Gin is to apply GI to improve code. It delegates the design of search algorithms to the user.</text:p>
            <text:p>6. Gin uses a patch-edit model, where each patch is a list of edits applied to the source code.</text:p>
            <text:p>7. There are different sets of edit operators implemented in Gin, including line edits, statement edits, constrained statement edits, and micro edits.</text:p>
            <text:p>8. Gin provides dynamic class loading and test execution using JUnit. It compiles the modified code and runs the specified unit tests.</text:p>
            <text:p>9. Test suite generation is supported in Gin through integration with the EvoSuite tool, which can automatically generate test cases.</text:p>
            <text:p>10. Proiling is available in Gin to identify the parts of the software most exercised by the project's unit tests.</text:p>
            <text:p>11. Gin integrates with popular Java build tools such as Gradle and Maven, enabling systematic experimentation on real-world code.</text:p>
            <text:p/>
            <text:p>These are the main points covered in the study regarding Gin's evaluation and functionality.</text:p>
          </table:table-cell>
          <table:table-cell table:style-name="ce13" office:value-type="string" calcext:value-type="string">
            <text:p>The conclusion part of the study can be summarized as follows:</text:p>
            <text:p/>
            <text:p>- Genetic Improvement (GI) is a maturing research topic with real-world deployments and a growing variety of methods.</text:p>
            <text:p/>
            <text:p>- The importance of shared tooling for advancing GI is emphasized, leading to the introduction of Gin, a platform for GI experimentation in Java.</text:p>
            <text:p/>
            <text:p>- Gin offers high extensibility while maintaining ease of use. It integrates with popular build tools like Gradle and Maven, allowing researchers to experiment with real-world software projects.</text:p>
            <text:p/>
            <text:p>- Gin also integrates with established tools like EvoSuite for automated unit test generation and SureFire and hprof for profiling.</text:p>
            <text:p/>
            <text:p>- The experience gained by the team in integrating with Gradle and Maven builds is captured in the gin.util.Project class, which can be used in isolation for researchers interested in other aspects of software experimentation.</text:p>
            <text:p/>
            <text:p>- Researchers are encouraged to download Gin, experiment with the provided example programs, report bugs, request features, and contribute to the platform's documentation, examples, and additional features via the GitHub project.</text:p>
            <text:p/>
            <text:p>- Future plans for Gin include seamless integration of generated tests with Gradle, expansion of edit operators, search methods, and objective functions, the development of more landscape sampling and enumeration tools, and the exploration of additional use-case scenarios.</text:p>
          </table:table-cell>
          <table:table-cell table:style-name="ce13" office:value-type="string" calcext:value-type="string">
            <text:p>The related work discussed in the provided study can be summarized as follows:</text:p>
            <text:p/>
            <text:p>- Genetic improvement tools can be categorized into two types: those focusing on improving functional software properties (FI) and those focusing on non-functional software properties (NFI).</text:p>
            <text:p/>
            <text:p>- Automated program repair (APR) tools, such as GenProg, have been widely used in the field of genetic improvement, particularly for fixing bugs in C and C++ programs.</text:p>
            <text:p/>
            <text:p>- Recent efforts have been made to extend program repair approaches to other languages, including Java. ASTOR, a program repair library for Java, has been developed by Martinez and Monperrus.</text:p>
            <text:p/>
            <text:p>- Genetic improvement has also been employed for adding new features to software, primarily focusing on C code. For instance, Barr et al. used an FI tool for automated software transplantation.</text:p>
            <text:p/>
            <text:p>- Several NFI frameworks have been developed, with a focus on runtime improvement of C and C++ programs. Langdon et al. developed a notable framework allowing line-level or expression-level changes, while the locoGP framework by Cody-Kenny evolves entire Java Abstract Syntax Trees (ASTs) for optimization purposes.</text:p>
            <text:p/>
            <text:p>- Efforts have been made to provide more extensible tools for optimizing software using genetic improvement. GrammaTech's software evolution library (SEL) enables programmatic modification and evaluation of existing software but requires familiarity with Common Lisp Object System (CLOS). MicroGP, a Genetic Programming microframework, has also been used as a basis for a language-independent GI framework.</text:p>
            <text:p/>
            <text:p>- Among the discussed works, PyGGI, a Python genetic improvement framework, shares similar goals with Gin. However, no further details are provided about PyGGI in the given study.</text:p>
          </table:table-cell>
          <table:table-cell table:style-name="ce13" office:value-type="string" calcext:value-type="string">
            <text:p>The study describes the Gin toolkit, which is used for Genetic Improvement (GI) research. It provides various functionalities for manipulating source code, executing unit tests, analyzing search spaces, and generating test suites. <text:span text:style-name="T2">The toolkit utilizes genetic operators for making changes to the source code, and the following genetic operators are mentioned:</text:span></text:p>
            <text:p><text:span text:style-name="T2"/></text:p>
            <text:p><text:span text:style-name="T2">1. Line edits: Delete, Replace, Copy, Swap, Move.</text:span></text:p>
            <text:p><text:span text:style-name="T2">2. Statement edits: Delete, Replace, Copy, Swap, Move.</text:span></text:p>
            <text:p><text:span text:style-name="T2">3. Constrained (Matched) statement edits: Replace, Swap.</text:span></text:p>
            <text:p><text:span text:style-name="T2">4. Micro edits: BinaryOperatorReplacement.</text:span></text:p>
            <text:p/>
            <text:p><text:span text:style-name="T2">These operators allow for different types of edits to be applied to the source code during the genetic improvement process. The line edits and statement edits are based on canonical transformations used in program optimization and program repair. The constrained edits limit the transformations to maintain compatibility within the Java grammar, while micro edits focus on small mutations like binary operator replacement.</text:span></text:p>
            <text:p/>
            <text:p>The Gin toolkit provides implementations of these operators, making it easier for researchers to experiment and compare different operators within their GI studies. It also supports dynamic class loading and test execution using JUnit, test suite generation with EvoSuite, and profiling to identify frequently used methods. Additionally, Gin integrates with popular Java build tools like Gradle and Maven to compile, package, and test projects.</text:p>
          </table:table-cell>
          <table:table-cell table:style-name="ce13" office:value-type="string" calcext:value-type="string">
            <text:p>The <text:span text:style-name="T2">programming language used in the Gin toolkit is Java. The application mentioned is Gin itself, which is a toolkit for Genetic Improvement (GI) research. Gin is designed to facilitate the manipulation of source code and the execution of unit tests. It provides various features and pipelines for tasks such as preprocessing, search space analysis, patch sampling, test suite profiling, and test case generation. The toolkit includes a set of core classes, such as SourceFile, Edit, TestRunner, UnitTest, etc., which are used for source code manipulation, patch representation, test execution, and result analysis</text:span>.</text:p>
            <text:p/>
            <text:p> The toolkit can be integrated with popular Java build tools like Gradle and Maven for compiling, packaging, and testing Java projects.</text:p>
          </table:table-cell>
          <table:table-cell table:style-name="ce26" office:value-type="string" calcext:value-type="string">
            <text:p>Experiment related links:</text:p>
            <text:p/>
            <text:p><text:span text:style-name="T3">1. </text:span><text:span text:style-name="T3"><text:a xlink:href="https://github.com/anon-sbse-teacher/project" xlink:type="simple">https://github.com/anon-sbse-teacher/project</text:a></text:span><text:span text:style-name="T3"> </text:span></text:p>
            <text:p><text:span text:style-name="T3">2. </text:span><text:span text:style-name="T3"><text:a xlink:href="https://github.com/markuswagnergithub/SBSEcourse/" xlink:type="simple">https://github.com/markuswagnergithub/SBSEcourse/</text:a></text:span><text:span text:style-name="T3"> </text:span></text:p>
            <text:p><text:span text:style-name="T3">3. </text:span><text:span text:style-name="T3"><text:a xlink:href="https://github.com/gintool/gin" xlink:type="simple">https://github.com/gintool/gin</text:a></text:span></text:p>
          </table:table-cell>
          <table:table-cell table:style-name="ce13" table:number-columns-repeated="1005"/>
          <table:table-cell table:number-columns-repeated="5"/>
        </table:table-row>
        <table:table-row table:style-name="ro4">
          <table:table-cell table:style-name="ce13" office:value-type="float" office:value="2022" calcext:value-type="float">
            <text:p>2022</text:p>
          </table:table-cell>
          <table:table-cell table:style-name="ce13" office:value-type="string" calcext:value-type="string">
            <text:p>Evaluation of Genetic Improvement Tools for Improvement of Non-functional Properties of Software </text:p>
            <text:p><text:span text:style-name="T1">Shengjie Zuo, …</text:span></text:p>
          </table:table-cell>
          <table:table-cell table:style-name="ce13" office:value-type="string" calcext:value-type="string">
            <text:p>The <text:span text:style-name="T2">main goal addressed in the provided study is to survey and report on existing genetic improvement (GI) tools for the improvement of non-functional properties (NFP) of software. The study highlights the lack of studies summarizing and comparing GI tools for NFP improvement and aims to fill this gap by conducting a literature review, examining the usability of open-source GI tools, and assessing their generalizability.</text:span> </text:p>
            <text:p/>
            <text:p>The <text:span text:style-name="T2">problem addressed </text:span>is the <text:span text:style-name="T2">limited reuse and comparison of GI tools for NFP improvement, as well as the lack of an existing overview of available GI tools for this purpose. </text:span>The authors hope that their work will contribute to the improvement, development, dissemination, and adoption of GI tools for NFP improvement in both research and industrial contexts.</text:p>
          </table:table-cell>
          <table:table-cell table:style-name="ce13" office:value-type="string" calcext:value-type="string">
            <text:p>The background discusses the field of Genetic Improvement (GI) in software systems. It explains that GI is a relatively new research field, although its foundation can be traced back to the early days of computer science. GI aims to generate variants of existing software systems using search-based methods to improve their functional and non-functional properties.</text:p>
            <text:p/>
            <text:p>The functional properties of a software system can be improved through GI by correcting bugs or introducing new functionalities. Non-functional properties, such as execution time, energy consumption, memory usage, and code size, can also be optimized. GI primarily operates at the level of source code modifications, although some work has been done at the binary or assembly level.</text:p>
            <text:p/>
            <text:p>Various representations of source code are used in GI, including lines of code, abstract syntax trees (AST), or notation similar to BNF grammar. These representations facilitate the generation of patches or variants of the software.</text:p>
            <text:p/>
            <text:p>The background also mentions different search strategies employed in GI, including random search, local search, and genetic programming. Random search applies random mutations to the code, while local search iteratively searches for better software variants by considering sequences of mutations. Genetic programming combines mutations and crossover to evolve populations of software variants.</text:p>
            <text:p/>
            <text:p>Common types of crossover used in GI include concatenation crossover and 1-point crossover. Genetic programming has been widely used in GI, but local search has gained popularity due to its simplicity and effectiveness.</text:p>
            <text:p/>
            <text:p>Overall, the background provides an overview of the field of Genetic Improvement in software systems, discussing its objectives, methods, and commonly used techniques.</text:p>
          </table:table-cell>
          <table:table-cell table:style-name="ce13" office:value-type="string" calcext:value-type="string">
            <text:p>The solution discussed in the provided study is the use of <text:span text:style-name="T2">Genetic Improvement (GI) tools for the improvement of non-functional properties (NFP) of software. </text:span>The authors <text:span text:style-name="T2">conducted a literature review and examined available GI tools for their usability and generalizability</text:span>. They <text:span text:style-name="T2">found 63 papers that used GI tools for improving NFP, out of which 31 had associated open-source code.</text:span> They successfully ran <text:span text:style-name="T2">eight GI tools and concluded that only two, Gin and PyGGI, can be readily applied to new software.</text:span> The authors hope that their work will <text:span text:style-name="T2">contribute to the improvement, development, dissemination, and adoption of GI tools in the software engineering community, particularly for enhancing NFP in real-world industrial contexts.</text:span></text:p>
          </table:table-cell>
          <table:table-cell table:style-name="ce13" office:value-type="string" calcext:value-type="string">
            <text:p>In the study, the following solution details related to genetic improvement (GI) and its application to non-functional properties (NFP) of software are discussed:</text:p>
            <text:p><text:span text:style-name="T2"/></text:p>
            <text:p><text:span text:style-name="T2">The study mentions several GI tools used for improving NFP of software, including GISMO, locoGP, Gin, and PyGGI. These tools are used to optimize existing software and enhance its non-functional properties.</text:span></text:p>
            <text:p/>
            <text:p><text:span text:style-name="T2">The study specifically mentions energy consumption as one of the non-functional properties that can be improved using GI. This indicates that energy efficiency is one of the energy metrics considered in the context of software improvement.</text:span></text:p>
            <text:p><text:span text:style-name="T2"/></text:p>
            <text:p><text:span text:style-name="T2">The study does not explicitly discuss energy efficiency tactics in detail. However, the overall goal of using GI tools for improving energy consumption implies the use of energy efficiency tactics, such as code optimization, algorithmic improvements, or resource allocation strategies.</text:span></text:p>
            <text:p><text:span text:style-name="T2"/></text:p>
            <text:p><text:span text:style-name="T2">The researchers conducted a usability study of the found open-source GI tools. The study aimed to assess the ease of use and practical applicability of these tools for improving NFP of software.</text:span></text:p>
            <text:p/>
            <text:p>In summary, the discussed solution details include the use of GI tools for improving NFP of software, with a specific focus on energy consumption. The researchers conducted a literature review, usability study, and generalizability study of the available GI tools, including Gin and PyGGI, to evaluate their applicability and effectiveness in enhancing non-functional properties.</text:p>
          </table:table-cell>
          <table:table-cell table:style-name="ce13" office:value-type="string" calcext:value-type="string">
            <text:p>The <text:span text:style-name="T2">domain discussed in the study is "Software" or "Software Engineering." The study focuses on Genetic Improvement (GI) tools and their application to improve the non-functional properties (NFP) of software. The research questions aim to understand the available GI tools for NFP improvement, their availability and usability, and how they can be applied to different programs.</text:span> The study analyzes literature on GI tools from various sources such as IEEE Xplore, ACM Digital Library, and the Living Survey on Genetic Improvement. It identifies and evaluates several GI tools and assesses their applicability to different software. The study's emphasis is on the improvement of non-functional properties in software, such as execution time, code size, energy consumption, memory usage, accuracy, and readability.</text:p>
          </table:table-cell>
          <table:table-cell table:style-name="ce13" office:value-type="string" calcext:value-type="string">
            <text:p>The evaluation of the approach <text:span text:style-name="T2">involves answering three research questions (RQ1, RQ2, and RQ3) related to the availability, usability, and generalizability of genetic improvement (GI) tools for non-functional property (NFP) improvement in software. </text:span></text:p>
            <text:p/>
            <text:p>RQ1 aims to identify state-of-the-art GI tools that target NFPs of software. The evaluation involves summarizing existing GI tooling for NFP improvement by analyzing the number of papers that used GI tools for NFP improvement and determining the availability of those tools.</text:p>
            <text:p/>
            <text:p>RQ2 focuses on determining the availability and usability of GI tools found in previous work. The evaluation includes checking the hardware and software requirements, availability of the tools, and their compatibility with different programs.</text:p>
            <text:p/>
            <text:p>RQ3 investigates how existing GI tools work and their applicability to different programs. The evaluation assesses the ease of applying existing tools to software that hasn't been previously run on. This analysis helps distinguish research artifacts from stand-alone tools that can be widely used by researchers and developers.</text:p>
            <text:p/>
            <text:p>The evaluation process involves conducting a literature review, applying filters to identify relevant papers, and analyzing the results. The literature review includes examining publications from before 2016 and using collections from IEEE Xplore, ACM Digital Library, and the Living Survey on Genetic Improvement for papers published after 2016.</text:p>
            <text:p/>
            <text:p>The evaluation also involves assessing the distribution of NFPs addressed by the GI tools and determining the availability of source code associated with the papers. The researchers conducted experiments to test the identified tools for usability, checking hardware requirements, installing dependencies, compiling, and running the tools on provided data.</text:p>
            <text:p/>
            <text:p>Based on the evaluation, 63 papers were found that used GI tools for NFP improvement, and source code was associated with 31 of those papers. From the tested tools, 8 out of 11 were successfully run without any issues. However, some tools had hardware or software dependencies that prevented their use or lacked proper documentation.</text:p>
            <text:p/>
            <text:p>Finally, the evaluation includes a generalizability study to examine how the tools can be applied to different software. The cross-testing strategy was used to assess whether the tools could work on new software, chosen based on previous similar tools' targets.</text:p>
          </table:table-cell>
          <table:table-cell table:style-name="ce13" office:value-type="string" calcext:value-type="string">
            <text:p><text:span text:style-name="T2">The 11 GI tools mentioned:</text:span></text:p>
            <text:p><text:span text:style-name="T2">    Gin</text:span></text:p>
            <text:p><text:span text:style-name="T2">    PyGGI</text:span></text:p>
            <text:p><text:span text:style-name="T2">    LocoGP</text:span></text:p>
            <text:p><text:span text:style-name="T2">    Tool for shader simplification</text:span></text:p>
            <text:p><text:span text:style-name="T2">    GISMO-based tool</text:span></text:p>
            <text:p><text:span text:style-name="T2">    OpenCV tool</text:span></text:p>
            <text:p><text:span text:style-name="T2">    SAT4J</text:span></text:p>
            <text:p><text:span text:style-name="T2">    Gson</text:span></text:p>
            <text:p><text:span text:style-name="T2">    MiniSAT</text:span></text:p>
            <text:p><text:span text:style-name="T2">    RNAfold</text:span></text:p>
            <text:p><text:span text:style-name="T2">    PowerGAUGE</text:span></text:p>
            <text:p/>
            <text:p>The evaluation results:</text:p>
            <text:p/>
            <text:p>Research Question 1 (RQ1): The literature review found a total of 63 papers and 7 PhD theses that used GI (Genetic Improvement) tools to improve non-functional properties (NFPs) of software. Out of these, 27 papers focused on NFP improvement, and 19 papers included GI tools.</text:p>
            <text:p/>
            <text:p>Research Question 2 (RQ2): Out of the 11 GI tools investigated, 8 tools could be run without any issues. However, GEVO required CUDA-compatible GPU hardware, Optmizer had dependency issues, and HOMI lacked proper documentation and encountered an error during execution.</text:p>
            <text:p/>
            <text:p>Research Question 3 (RQ3): A generalizability study was conducted on the eight working GI tools. The cross-testing strategy was used to check if these tools could work on different software. The focus was on checking whether the tools could be run on different software, rather than analyzing the results of the improvements. The tools were tested on specific software chosen based on previous similar tools. The text does not provide specific results or findings of the cross-testing experiments. <text:span text:style-name="T2">Gin and PyGGI are the only two GI tools are</text:span></text:p>
            <text:p><text:span text:style-name="T2">application-agnostic and can be easily applied to improve new</text:span></text:p>
            <text:p><text:span text:style-name="T2">Software</text:span></text:p>
            <text:p/>
            <text:p>In summary, the evaluation identified 63 papers and 7 PhD theses that used GI tools for NFP improvement, with 31 papers having associated source code. Out of the 11 investigated tools, 8 could be run successfully, while 3 had hardware, software dependency, or documentation issues. The generalizability study aimed to determine if the tools could work on different software but did not provide detailed results.</text:p>
          </table:table-cell>
          <table:table-cell table:style-name="ce13" office:value-type="string" calcext:value-type="string">
            <text:p>In the conclusion of the paper, the authors summarize their findings and recommendations based on their investigation of genetic improvement (GI) tooling for the improvement of non-functional properties (NFP) of software. </text:p>
            <text:p/>
            <text:p>The authors state that they focused on evaluating the available GI tools described in the literature to determine their availability, usability, and applicability to software that has not been previously improved using GI techniques. </text:p>
            <text:p/>
            <text:p>During their survey, they identified 63 relevant papers, out of which 31 included associated open-source code. In their usability study, they encountered 11 different general GI tools, but only 8 of them could be run without any issues. </text:p>
            <text:p/>
            <text:p><text:span text:style-name="T2">Through their generalizability study, the authors found that out of the eight GI tools, only two—Gin and PyGGI—could be readily applied to new software for improving its non-functional properties. </text:span></text:p>
            <text:p><text:span text:style-name="T2"/></text:p>
            <text:p>Based on their findings, <text:span text:style-name="T2">the authors recommend that the current GI tooling should have more detailed documentation and better maintenance. This suggests a need for clear instructions and support for users of GI tools to enhance their usability and practical application in improving software's non-functional properties.</text:span></text:p>
          </table:table-cell>
          <table:table-cell table:style-name="ce13" table:number-columns-repeated="2"/>
          <table:table-cell table:style-name="ce13" office:value-type="string" calcext:value-type="string">
            <text:p>The study focused on the following programming languages and platforms:</text:p>
            <text:p/>
            <text:p>Programming languages:</text:p>
            <text:p>- Java</text:p>
            <text:p>- C++</text:p>
            <text:p>- C</text:p>
            <text:p>- Scala</text:p>
            <text:p>- Python</text:p>
            <text:p>- JavaScript</text:p>
            <text:p/>
            <text:p>Platforms:</text:p>
            <text:p>- CUDA (for GPU-based genetic improvement tools)</text:p>
            <text:p>- Spark (for distributed genetic improvement)</text:p>
            <text:p/>
            <text:p>Applications:</text:p>
            <text:p>The study aimed to evaluate genetic improvement (GI) tools for the improvement of non-functional properties (NFP) of software. The specific applications varied depending on the tool being evaluated, but some examples mentioned in the study include:</text:p>
            <text:p/>
            <text:p>- Shader simplification</text:p>
            <text:p>- Data optimization</text:p>
            <text:p>- Genetic programming for improving algorithms</text:p>
            <text:p>- Routing protocols</text:p>
            <text:p>- Software performance improvement (execution time, energy consumption, code size, memory usage, etc.)</text:p>
            <text:p>- Accuracy improvement</text:p>
            <text:p/>
            <text:p>Please note that the study does not focus on a specific set of applications or tools, but rather provides a comprehensive review of existing GI tools and their applicability to different programs and non-functional properties.</text:p>
          </table:table-cell>
          <table:table-cell table:style-name="ce13" office:value-type="string" calcext:value-type="string">
            <text:p>The benchmarks of the testing conducted in the study are as follows:</text:p>
            <text:p/>
            <text:p>1. Research Question 1 (RQ1): The goal of this question was to identify state-of-the-art Genetic Improvement (GI) tools that target non-functional properties (NFP) of software. The researchers reviewed existing literature and identified papers that used GI tools for NFP improvement. They analyzed the number of papers, the availability of tools, and the extent of their usage.</text:p>
            <text:p/>
            <text:p>2. Research Question 2 (RQ2): This question aimed to determine the usability of the identified GI tools. The researchers tested the availability, hardware and software requirements, and the capability of the tools to run. They checked if the tools could be compiled and successfully executed using the provided data.</text:p>
            <text:p/>
            <text:p>3. Research Question 3 (RQ3): The objective of this question was to assess the generalizability of existing GI tools and their applicability to different software programs. The researchers conducted cross-testing experiments by applying each tool to a different software program. They evaluated how the tools worked and examined their ease of application to new software.</text:p>
            <text:p/>
            <text:p>The study used filters to identify relevant papers from sources such as the ACM Digital Library, IEEE Xplore, and the Living Survey on Genetic Improvement. The filters included specific keywords and publication timeframes. The researchers reviewed a total of 63 papers that used GI tools for improving non-functional properties of software.</text:p>
            <text:p/>
            <text:p>The evaluation of the tools involved testing their hardware requirements, installation of dependencies, compilation, and execution. Out of the 11 tools investigated, 8 were successfully run without any issues. Three tools had limitations such as hardware requirements, software dependencies, or lack of proper documentation.</text:p>
            <text:p/>
            <text:p>The generalizability study involved applying the working tools to different software programs to determine their applicability. The researchers used a cross-testing strategy where each tool was applied to a new software previously targeted by a similar tool. The focus was on verifying if the tools could run on different software rather than analyzing the results.</text:p>
            <text:p/>
            <text:p>Overall, the study provided insights into the availability, usability, and generalizability of GI tools for improving non-functional properties of software.</text:p>
            <text:p/>
            <text:p><text:span text:style-name="T2">Experimental link: </text:span></text:p>
            <text:p><text:span text:style-name="T3">1. </text:span><text:span text:style-name="T3"><text:a xlink:href="http://geneticimprovementofsoftware.com/learn/survey" xlink:type="simple">http://geneticimprovementofsoftware.com/learn/survey</text:a></text:span><text:span text:style-name="T3"> </text:span></text:p>
            <text:p><text:span text:style-name="T3">2. </text:span><text:span text:style-name="T3"><text:a xlink:href="http://www0.cs.ucl.ac.uk/staff/ucacbbl/gismo/" xlink:type="simple">http://www0.cs.ucl.ac.uk/staff/ucacbbl/gismo/</text:a></text:span><text:span text:style-name="T3">  </text:span></text:p>
            <text:p><text:span text:style-name="T3">3. </text:span><text:span text:style-name="T3"><text:a xlink:href="https://github.com/gintool/gin" xlink:type="simple">https://github.com/gintool/gin</text:a></text:span><text:span text:style-name="T3"> </text:span></text:p>
            <text:p><text:span text:style-name="T3">4. </text:span><text:span text:style-name="T3"><text:a xlink:href="https://github.com/coinse/pyggi" xlink:type="simple">https://github.com/coinse/pyggi</text:a></text:span><text:span text:style-name="T3"> </text:span></text:p>
            <text:p><text:span text:style-name="T3">5. </text:span><text:span text:style-name="T3"><text:a xlink:href="https://github.com/codykenb/locoGP" xlink:type="simple">https://github.com/codykenb/locoGP</text:a></text:span><text:span text:style-name="T3"> </text:span></text:p>
            <text:p><text:span text:style-name="T3">6. </text:span><text:span text:style-name="T3"><text:a xlink:href="https://github.com/fabianishere/shadevolution" xlink:type="simple">https://github.com/fabianishere/shadevolution</text:a></text:span><text:span text:style-name="T3"> </text:span></text:p>
            <text:p><text:span text:style-name="T3">7. </text:span><text:span text:style-name="T3"><text:a xlink:href="http://www0.cs.ucl.ac.uk/staff/W.Langdon/gismo" xlink:type="simple">http://www0.cs.ucl.ac.uk/staff/W.Langdon/gismo</text:a></text:span><text:span text:style-name="T3"> </text:span></text:p>
            <text:p><text:span text:style-name="T3">8. </text:span><text:span text:style-name="T3"><text:a xlink:href="https://github.com/BobbyRBruce/DPT-OpenCV" xlink:type="simple">https://github.com/BobbyRBruce/DPT-OpenCV</text:a></text:span><text:span text:style-name="T3"> </text:span></text:p>
            <text:p><text:span text:style-name="T3">9. </text:span><text:span text:style-name="T3"><text:a xlink:href="http://www0.cs.ucl.ac.uk/staff/ucacbbl/gggp" xlink:type="simple">http://www0.cs.ucl.ac.uk/staff/ucacbbl/gggp</text:a></text:span><text:span text:style-name="T3"> </text:span></text:p>
            <text:p><text:span text:style-name="T3">10. </text:span><text:span text:style-name="T3"><text:a xlink:href="https://github.com/dornja/powergauge" xlink:type="simple">https://github.com/dornja/powergauge</text:a></text:span><text:span text:style-name="T3"> </text:span></text:p>
            <text:p><text:span text:style-name="T3">11. </text:span><text:span text:style-name="T3"><text:a xlink:href="https://github.com/squaresLab/genprog-code" xlink:type="simple">https://github.com/squaresLab/genprog-code</text:a></text:span></text:p>
          </table:table-cell>
          <table:table-cell table:style-name="ce27" table:number-columns-repeated="1005"/>
          <table:table-cell table:number-columns-repeated="5"/>
        </table:table-row>
        <table:table-row table:style-name="ro5">
          <table:table-cell table:style-name="ce13" office:value-type="float" office:value="2022" calcext:value-type="float">
            <text:p>2022</text:p>
          </table:table-cell>
          <table:table-cell table:style-name="ce13" office:value-type="string" calcext:value-type="string">
            <text:p>Multi-Objective Genetic Improvement: A Case Study with EvoSuite</text:p>
            <text:p/>
            <text:p><text:span text:style-name="T1">James Callan and Justyna Petke</text:span></text:p>
          </table:table-cell>
          <table:table-cell table:style-name="ce13" office:value-type="string" calcext:value-type="string">
            <text:p>The main problem addressed in the provided study is <text:span text:style-name="T2">the lack of available tooling for using multi-objective search-based approaches to optimize non-functional software behavior, specifically in terms of memory consumption and execution time.</text:span></text:p>
            <text:p/>
            <text:p>The main goal addressed in the study is <text:span text:style-name="T2">to extend an existing genetic improvement tool, Gin, with a multi-objective search strategy, NSGA-II, in order to optimize the execution time and memory usage of EvoSuite, a tool for automatic test case generation for Java. The aim is to provide open source multi-objective genetic improvement tooling for improving memory and runtime for Java software.</text:span></text:p>
          </table:table-cell>
          <table:table-cell table:style-name="ce13" office:value-type="string" calcext:value-type="string">
            <text:p>The discussed background in the provided study is about <text:span text:style-name="T2">Genetic Improvement (GI) and its use of automated search to improve existing software. It explains that GI analyzes a section of source code along with associated tests to search for potential patches that can enhance specific software properties. The standard GI operators involve deleting, replacing, or copying code fragments. Testing is used as a means to capture functional correctness and measure the improvement in the desired software property.</text:span></text:p>
            <text:p/>
            <text:p>It also mentions that genetic programming has been the most popular search algorithm for GI, but recent research has shown the effectiveness of local search. The text highlights previous work by White et al. proposing multi-objective (MO) search to improve non-functional behavior in software but notes that their approach focused on evolving full programs rather than patches, limiting its applicability to toy software. Basios et al.'s work is cited as being closest to the goals of the study, as they used MO to improve memory consumption and runtime of Java applications. However, their approach targeted specialized mutations specific to data structures and did not make their code available. This raises the question of how effective standard GI operators are in multi-objective optimization, which remains unanswered.</text:p>
          </table:table-cell>
          <table:table-cell table:style-name="ce13" office:value-type="string" calcext:value-type="string">
            <text:p>The solution provided in the study is <text:span text:style-name="T2">the extension of the existing genetic improvement tool, Gin, with a multi-objective search strategy called NSGA-II. The goal is to optimize the non-functional properties of software, specifically the execution time and memory usage. The extended tool is applied to EvoSuite, a tool for automatic test case generation for Java programs. </text:span></text:p>
          </table:table-cell>
          <table:table-cell table:style-name="ce28" office:value-type="string" calcext:value-type="string">
            <text:p>The focus is on software performance optimization, particularly the execution time and memory usage of the EvoSuite tool. The solution extends the existing Gin tool with a multi-objective search strategy (NSGA-II) to improve these non-functional software properties. The key components and methods used in the solution are as follows:</text:p>
            <text:p/>
            <text:p>1.<text:span text:style-name="T2"> Genetic Improvement (GI) Framework:</text:span> The existing GI framework called Gin is chosen for its applicability to any source code without the need for tuning or domain expertise. GI utilizes search algorithms to find patches that improve the program with respect to a given objective. It has been successfully used to optimize runtime, memory, energy consumption, and other aspects of programs.</text:p>
            <text:p/>
            <text:p>2.<text:span text:style-name="T2"> Multi-objective Search:</text:span> The solution incorporates the NSGA-II multi-objective search algorithm into the Gin framework. This allows for simultaneous improvement of memory and execution or finding trade-offs between them.</text:p>
            <text:p/>
            <text:p>3.<text:span text:style-name="T2"> EvoSuite as the Target Software:</text:span> EvoSuite, a tool for automatic test case generation for Java programs, is selected as the target software. Improving the speed of EvoSuite is crucial for generating and evaluating more test cases within a given time limit.</text:p>
            <text:p/>
            <text:p>4. <text:span text:style-name="T2">Methodology:</text:span> The solution uses an empirical study with the extended GI tool and NSGA-II algorithm. The study applies common GI settings, including statement mutation using standard GI mutation operators (deletion, copying, replacement, and swapping). Each run consists of 40 individuals and 10 generations, with a total of 400 evaluations. Multiple runs and evaluations are performed to account for the non-deterministic nature of NSGA-II and noise in fitness measures.</text:p>
            <text:p/>
            <text:p>5.<text:span text:style-name="T2"> Gin as the GI Tool:</text:span> The Gin tool is chosen because it implements fitness functions for runtime and memory consumption, the two non-functional software properties of interest. It also provides profilers for these properties, helping identify the most time and memory-consuming parts of the code.</text:p>
            <text:p/>
            <text:p>6. <text:span text:style-name="T2">Targeting Specific Methods:</text:span> The solution focuses on improving specific methods in the EvoSuite tool. The methods with the largest impact on memory and execution time are identified using Gin's profilers. Filtering is applied to select methods with sufficient lines of code for potential improvements.</text:p>
            <text:p/>
            <text:p>In summary, the solution employs the Gin GI framework extended with NSGA-II to optimize the execution time and memory usage of the EvoSuite tool. It utilizes standard GI mutation operators and applies them to specific methods identified through profiling. The emphasis is on multi-objective search and improving the non-functional properties of software. </text:p>
          </table:table-cell>
          <table:table-cell table:style-name="ce13" office:value-type="string" calcext:value-type="string">
            <text:p>It is not explicitly mentioned which domain the software belongs to. However, based on the information given, <text:span text:style-name="T2">we can infer that the software discussed in the study is a Java-based tool called EvoSuite, which is used for automatic test generation. EvoSuite utilizes genetic programming to generate and minimize test suites for Java programs, with the goal of detecting regressions in future versions of software.</text:span></text:p>
            <text:p/>
            <text:p><text:span text:style-name="T2">Therefore, the domain of the software can be categorized as "Automated Test Generation" or "Software Testing."</text:span></text:p>
          </table:table-cell>
          <table:table-cell table:style-name="ce13" office:value-type="string" calcext:value-type="string">
            <text:p>The evaluation of the approach <text:span text:style-name="T2">involved applying multi-objective Genetic Improvement (GI) to the EvoSuite software using the Gin tool and the NSGA-II algorithm. The evaluation aimed to improve non-functional software behavior, specifically focusing on runtime and memory consumption.</text:span></text:p>
            <text:p/>
            <text:p>The evaluation demonstrated the effectiveness of the multi-objective GI approach in improving non-functional software behavior in the EvoSuite software. The approach successfully found improvements in both runtime and memory consumption, providing evidence for the usefulness of multi-objective GI in optimizing software.</text:p>
          </table:table-cell>
          <table:table-cell table:style-name="ce13" office:value-type="string" calcext:value-type="string">
            <text:p><text:span text:style-name="T2">The evaluation of the multi-objective genetic improvement (GI) approach on EvoSuite resulted in significant improvements in execution time and memory consumption.</text:span> Here are the key findings:</text:p>
            <text:p/>
            <text:p><text:span text:style-name="T2">1. Execution Time Improvements:</text:span></text:p>
            <text:p>   - All 10 targeted methods showed positive results across 10 runs.</text:p>
            <text:p>   - Execution time improvements ranged from 12.83% to 78.8%.</text:p>
            <text:p>   - Some improvements led to increased memory usage, while others resulted in increased execution time, providing flexibility to prioritize properties based on specific needs.</text:p>
            <text:p/>
            <text:p><text:span text:style-name="T2">2. Memory Improvements:</text:span></text:p>
            <text:p>   - All 10 methods demonstrated positive results.</text:p>
            <text:p>   - Memory improvements ranged from 1.64% to 9.2%.</text:p>
            <text:p>   - One method related to file copying did not show any memory improvements.</text:p>
            <text:p><text:span text:style-name="T2"/></text:p>
            <text:p><text:span text:style-name="T2">3. Method-Specific Improvements:</text:span></text:p>
            <text:p>   - The TestCodeVisitor.getClassName method showed the most significant execution time improvement (nearly 80%) by removing irrelevant code triggered during testing.</text:p>
            <text:p>   - The same method also had a patch that provided the greatest reduction in memory consumption by altering the scope of a try statement.</text:p>
            <text:p><text:span text:style-name="T2"/></text:p>
            <text:p><text:span text:style-name="T2">4. Trade-Offs:</text:span></text:p>
            <text:p>   - Improvements in execution time often led to increased memory usage, and vice versa, allowing developers to prioritize properties based on their requirements.</text:p>
            <text:p>   - Some memory improvements offered slightly improved speed for slightly improved memory, which could be preferred over more memory-intensive patches.</text:p>
            <text:p/>
            <text:p><text:span text:style-name="T2">5. Cost of Genetic Improvement:</text:span></text:p>
            <text:p>   - Each run to improve all 10 methods took a median time of 48 minutes.</text:p>
            <text:p>   - Variation in runtime was due to the number of compiling patches generated.</text:p>
            <text:p>   - The authors considered the time investment to be reasonable given the achieved improvements.</text:p>
            <text:p/>
            <text:p>Overall, the evaluation demonstrated the effectiveness of the multi-objective genetic improvement approach in enhancing EvoSuite, offering improvements in both execution time and memory consumption.</text:p>
            <text:p/>
            <text:p>All 10 targeted methods are: </text:p>
            <text:p/>
            <text:p>1. MersenneTwister.nextGaussian</text:p>
            <text:p>2. TestFactory.addConstructor</text:p>
            <text:p>3. RegexDistanceUtils.cacheRegex</text:p>
            <text:p>4. DistanceCalculator.visit</text:p>
            <text:p>5. FileIOUtils.recursiveCopy</text:p>
            <text:p>6. TestCodeVisitor.visitPrimitiveStatement</text:p>
            <text:p>7. DistanceEstimator.getDistance</text:p>
            <text:p>8. TestCodeVisitor.getClassName</text:p>
            <text:p>9. DistanceCalculator.getStringDistance</text:p>
            <text:p>10. StringHelper.StringRegionMatches</text:p>
          </table:table-cell>
          <table:table-cell table:style-name="ce13" office:value-type="string" calcext:value-type="string">
            <text:p>The researchers extended an <text:span text:style-name="T2">existing genetic improvement (GI) tool to create the first open-source, multi-objective GI tool for Java, capable of improving the runtime and memory consumption of software without requiring additional customization. The tool was applied to improve the EvoSuite test generation software, and improvements were observed in both execution time and memory consumption for most of the targeted methods. The NSGA-II algorithm proved effective in exploring the patch search landscape and finding favorable trade-offs between memory and execution. The approach was fast, automated, and did not necessitate domain expertise.</text:span></text:p>
            <text:p/>
            <text:p>Future work could involve further <text:span text:style-name="T2">refining the GI tool, exploring additional algorithms, and investigating other software systems for improvement potential. Additionally, the researchers could investigate techniques to optimize memory usage in methods that involve file copying and loading contents into memory. These enhancements would contribute to advancing the field of genetic improvement and extending its applicability to more software systems. The replication package for the study is provided on the mentioned website, allowing other researchers to reproduce and build upon the findings.</text:span></text:p>
          </table:table-cell>
          <table:table-cell table:style-name="ce13"/>
          <table:table-cell table:style-name="ce13" office:value-type="string" calcext:value-type="string">
            <text:p>The study does not explicitly mention the names of the genetic operators used in the study. However, it states that the researchers used four standard GI mutation operators as the building blocks for generating patches. These operators include:</text:p>
            <text:p/>
            <text:p><text:span text:style-name="T2">1. Delete: Removes a statement from the code.</text:span></text:p>
            <text:p><text:span text:style-name="T2">2. Copy: Copies a statement from one location to another.</text:span></text:p>
            <text:p><text:span text:style-name="T2">3. Replace: Replaces a statement with another statement.</text:span></text:p>
            <text:p><text:span text:style-name="T2">4. Swap: Swaps the locations of two statements.</text:span></text:p>
            <text:p/>
            <text:p><text:span text:style-name="T2">These operators were applied during the genetic improvement process to create patches for improving the targeted methods in the EvoSuite test generation tool.</text:span></text:p>
            <text:p/>
            <text:p>In summary, the study refers to the usage of four standard mutation operators but does not provide specific names for these operators.</text:p>
          </table:table-cell>
          <table:table-cell table:style-name="ce13" office:value-type="string" calcext:value-type="string">
            <text:p>The provided study mentions the following programming language:</text:p>
            <text:p/>
            <text:p>- J<text:span text:style-name="T2">ava: The target software mentioned in the study is EvoSuite, which is a tool for automatic test generation for Java programs. The researchers used EvoSuite as their target software to demonstrate the effectiveness of their multi-objective genetic improvement approach.</text:span></text:p>
            <text:p/>
            <text:p>Additionally, the study discusses<text:span text:style-name="T2"> the use of the Gin framework, which is a Genetic Improvement (GI) tool that implements fitness functions for non-functional software properties such as runtime and memory consumption. The GI tooling mentioned in the study is applicable to Java software.</text:span></text:p>
          </table:table-cell>
          <table:table-cell table:style-name="ce13" office:value-type="string" calcext:value-type="string">
            <text:p>The benchmarks of testing in the context of multi-objective genetic improvement for automated software optimization are as follows:</text:p>
            <text:p/>
            <text:p>1.<text:span text:style-name="T2"> Fitness Measures: </text:span>The study incorporates multi-objective search into a genetic improvement (GI) framework to target the improvement of non-functional software behavior. Fitness measures used include runtime (elapsed time on a set of tests) and memory consumption (calculating memory usage before and after a test is run).</text:p>
            <text:p/>
            <text:p>2. <text:span text:style-name="T2">GI Tool: </text:span>The researchers used Gin, a GI tool that implements fitness functions for runtime and memory consumption. Gin also provides profilers for both properties, helping identify the most time and memory consuming parts of the code.</text:p>
            <text:p/>
            <text:p><text:span text:style-name="T2">3. Target Software: </text:span>The target software chosen for improvement is EvoSuite, a tool for automatic test generation. It has 1.1 million lines of code, 11 years of development, and an extensive test suite.</text:p>
            <text:p/>
            <text:p>4. <text:span text:style-name="T2">Methodology: </text:span>The researchers used the NSGA-II algorithm as the multi-objective algorithm within the GI framework. They employed standard GI mutation operators, including statement deletion, statement copying, statement replacement, and statement swap. Each run of GI consisted of 40 individuals and 10 generations, totaling 400 evaluations. They repeated each GI run 10 times for reliability.</text:p>
            <text:p/>
            <text:p>5. <text:span text:style-name="T2">Results and Discussion:</text:span> The study found improvements for every method attempted in EvoSuite. Improvements in execution time ranged from 51.91% to 78.8%, while improvements in memory consumption ranged from 2.04% to 9.2%. In some cases, execution time improvements led to increased memory usage, and memory improvements led to changes in execution time.</text:p>
            <text:p/>
            <text:p>6. <text:span text:style-name="T4">Cost of Genetic Improvement: </text:span>Each run to improve all 10 methods took a median time of 48 minutes, with the slowest run taking 75 minutes and the quickest run taking 23 minutes. The difference in time was influenced by the number of compiling patches generated.</text:p>
            <text:p/>
            <text:p>These benchmarks demonstrate the effectiveness of multi-objective genetic improvement for optimizing non-functional software behavior in EvoSuite. The study showcases improvements in both execution time and memory consumption while highlighting the trade-off between the two properties.</text:p>
          </table:table-cell>
          <table:table-cell table:style-name="ce27" table:number-columns-repeated="1005"/>
          <table:table-cell table:number-columns-repeated="5"/>
        </table:table-row>
        <table:table-row table:style-name="ro6">
          <table:table-cell table:style-name="ce13" table:number-columns-repeated="14"/>
          <table:table-cell table:style-name="ce27" table:number-columns-repeated="1005"/>
          <table:table-cell table:number-columns-repeated="5"/>
        </table:table-row>
        <table:table-row table:style-name="ro7">
          <table:table-cell table:style-name="ce10"/>
          <table:table-cell table:style-name="ce15"/>
          <table:table-cell table:style-name="ce10" table:number-columns-repeated="9"/>
          <table:table-cell table:style-name="ce15" table:number-columns-repeated="3"/>
          <table:table-cell table:style-name="ce10" table:number-columns-repeated="1005"/>
          <table:table-cell table:number-columns-repeated="5"/>
        </table:table-row>
        <table:table-row table:style-name="ro7">
          <table:table-cell table:style-name="ce11"/>
          <table:table-cell table:style-name="ce15"/>
          <table:table-cell table:style-name="ce10" table:number-columns-repeated="9"/>
          <table:table-cell table:style-name="ce15" table:number-columns-repeated="3"/>
          <table:table-cell table:style-name="ce10" table:number-columns-repeated="1005"/>
          <table:table-cell table:number-columns-repeated="5"/>
        </table:table-row>
        <table:table-row table:style-name="ro7" table:number-rows-repeated="2">
          <table:table-cell table:style-name="ce10"/>
          <table:table-cell table:style-name="ce15"/>
          <table:table-cell table:style-name="ce10" table:number-columns-repeated="9"/>
          <table:table-cell table:style-name="ce15" table:number-columns-repeated="3"/>
          <table:table-cell table:style-name="ce10" table:number-columns-repeated="1005"/>
          <table:table-cell table:number-columns-repeated="5"/>
        </table:table-row>
        <table:table-row table:style-name="ro7" table:number-rows-repeated="12">
          <table:table-cell table:style-name="ce10" table:number-columns-repeated="1019"/>
          <table:table-cell table:number-columns-repeated="5"/>
        </table:table-row>
        <table:table-row table:style-name="ro7" table:number-rows-repeated="43">
          <table:table-cell table:style-name="ce12" table:number-columns-repeated="1019"/>
          <table:table-cell table:number-columns-repeated="5"/>
        </table:table-row>
        <table:table-row table:style-name="ro7" table:number-rows-repeated="1048510">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1" svg:font-family="'Liberation Sans'"/>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AR PL KaitiM GB"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style:font-name="Liberation Sans1" fo:font-family="'Liberation Sans'" fo:font-size="24pt" fo:font-weight="bold" style:font-name-asian="Liberation Sans1" style:font-family-asian="'Liberation Sans'" style:font-size-asian="24pt" style:font-weight-asian="bold" style:font-name-complex="Liberation Sans1" style:font-family-complex="'Liberation Sans'"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style:font-name="Liberation Sans1" fo:font-family="'Liberation Sans'" fo:font-size="18pt" style:font-name-asian="Liberation Sans1" style:font-family-asian="'Liberation Sans'" style:font-size-asian="18pt" style:font-name-complex="Liberation Sans1" style:font-family-complex="'Liberation Sans'" style:font-size-complex="18pt"/>
    </style:style>
    <style:style style:name="Heading_20_2" style:display-name="Heading 2" style:family="table-cell" style:parent-style-name="Default" style:data-style-name="N0">
      <style:table-cell-properties fo:background-color="transparent" style:vertical-align="automatic"/>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Text" style:family="table-cell" style:parent-style-name="Default" style:data-style-name="N0">
      <style:table-cell-properties fo:background-color="transparent" style:vertical-align="automatic"/>
      <style:text-properties style:font-name="Liberation Sans1" fo:font-family="'Liberation Sans'" style:font-name-asian="Liberation Sans1" style:font-family-asian="'Liberation Sans'" style:font-name-complex="Liberation Sans1" style:font-family-complex="'Liberation Sans'"/>
    </style:style>
    <style:style style:name="Note" style:family="table-cell" style:parent-style-name="Default" style:data-style-name="N0">
      <style:table-cell-properties fo:background-color="#ffffcc" fo:border="0.06pt solid #808080" style:vertical-align="automatic"/>
      <style:text-properties fo:color="#333333"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Footnote" style:family="table-cell" style:parent-style-name="Default" style:data-style-name="N0">
      <style:table-cell-properties fo:background-color="transparent" style:vertical-align="automatic"/>
      <style:text-properties fo:color="#808080" style:font-name="Liberation Sans1" fo:font-family="'Liberation Sans'" fo:font-size="10pt" fo:font-style="italic" style:font-name-asian="Liberation Sans1" style:font-family-asian="'Liberation Sans'" style:font-size-asian="10pt" style:font-style-asian="italic" style:font-name-complex="Liberation Sans1" style:font-family-complex="'Liberation Sans'"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style:font-name="Liberation Sans1" fo:font-family="'Liberation Sans'" fo:font-size="10pt" style:text-underline-style="solid" style:text-underline-width="auto" style:text-underline-color="font-color" style:font-name-asian="Liberation Sans1" style:font-family-asian="'Liberation Sans'" style:font-size-asian="10pt" style:font-name-complex="Liberation Sans1" style:font-family-complex="'Liberation Sans'" style:font-size-complex="10pt"/>
    </style:style>
    <style:style style:name="Status" style:family="table-cell" style:parent-style-name="Default" style:data-style-name="N0">
      <style:table-cell-properties fo:background-color="transparent" style:vertical-align="automatic"/>
      <style:text-properties style:font-name="Liberation Sans1" fo:font-family="'Liberation Sans'" style:font-name-asian="Liberation Sans1" style:font-family-asian="'Liberation Sans'" style:font-name-complex="Liberation Sans1" style:font-family-complex="'Liberation Sans'"/>
    </style:style>
    <style:style style:name="Good" style:family="table-cell" style:parent-style-name="Default" style:data-style-name="N0">
      <style:table-cell-properties fo:background-color="#ccffcc" style:vertical-align="automatic"/>
      <style:text-properties fo:color="#0066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Neutral" style:family="table-cell" style:parent-style-name="Default" style:data-style-name="N0">
      <style:table-cell-properties fo:background-color="#ffffcc" style:vertical-align="automatic"/>
      <style:text-properties fo:color="#9966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Bad" style:family="table-cell" style:parent-style-name="Default" style:data-style-name="N0">
      <style:table-cell-properties fo:background-color="#ffcccc" style:vertical-align="automatic"/>
      <style:text-properties fo:color="#cc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Warning" style:family="table-cell" style:parent-style-name="Default" style:data-style-name="N0">
      <style:table-cell-properties fo:background-color="transparent" style:vertical-align="automatic"/>
      <style:text-properties fo:color="#cc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Error" style:family="table-cell" style:parent-style-name="Default" style:data-style-name="N0">
      <style:table-cell-properties fo:background-color="#cc0000" style:vertical-align="automatic"/>
      <style:text-properties fo:color="#ffffff" style:font-name="Liberation Sans1" fo:font-family="'Liberation Sans'" fo:font-size="10pt" fo:font-weight="bold" style:font-name-asian="Liberation Sans1" style:font-family-asian="'Liberation Sans'" style:font-size-asian="10pt" style:font-weight-asian="bold" style:font-name-complex="Liberation Sans1" style:font-family-complex="'Liberation Sans'" style:font-size-complex="10pt" style:font-weight-complex="bold"/>
    </style:style>
    <style:style style:name="Accent" style:family="table-cell" style:parent-style-name="Default" style:data-style-name="N0">
      <style:table-cell-properties fo:background-color="transparent" style:vertical-align="automatic"/>
      <style:text-properties style:font-name="Liberation Sans1" fo:font-family="'Liberation Sans'" fo:font-size="10pt" fo:font-weight="bold" style:font-name-asian="Liberation Sans1" style:font-family-asian="'Liberation Sans'" style:font-size-asian="10pt" style:font-weight-asian="bold" style:font-name-complex="Liberation Sans1" style:font-family-complex="'Liberation Sans'"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Accent_20_2" style:display-name="Accent 2" style:family="table-cell" style:parent-style-name="Default" style:data-style-name="N0">
      <style:table-cell-properties fo:background-color="#808080" style:vertical-align="automatic"/>
      <style:text-properties fo:color="#ffffff"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Accent_20_3" style:display-name="Accent 3" style:family="table-cell" style:parent-style-name="Default" style:data-style-name="N0">
      <style:table-cell-properties fo:background-color="#dddddd" style:vertical-align="automatic"/>
      <style:text-properties style:font-name="Liberation Sans1" fo:font-family="'Liberation Sans'" fo:font-size="10pt" fo:font-weight="bold" style:font-name-asian="Liberation Sans1" style:font-family-asian="'Liberation Sans'" style:font-size-asian="10pt" style:font-weight-asian="bold" style:font-name-complex="Liberation Sans1" style:font-family-complex="'Liberation Sans'" style:font-size-complex="10pt" style:font-weight-complex="bold"/>
    </style:style>
    <style:style style:name="Result" style:family="table-cell" style:parent-style-name="Default" style:data-style-name="N0">
      <style:table-cell-properties fo:background-color="transparent" style:vertical-align="automatic"/>
      <style:text-properties style:font-name="Liberation Sans1" fo:font-family="'Liberation Sans'" fo:font-size="10pt" fo:font-style="italic" style:text-underline-style="solid" style:text-underline-width="auto" style:text-underline-color="font-color" fo:font-weight="bold" style:font-name-asian="Liberation Sans1" style:font-family-asian="'Liberation Sans'" style:font-size-asian="10pt" style:font-style-asian="italic" style:font-weight-asian="bold" style:font-name-complex="Liberation Sans1" style:font-family-complex="'Liberation Sans'" style:font-size-complex="10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1cm" fo:margin-bottom="1.91cm" fo:margin-left="1.78cm" fo:margin-right="1.78cm" style:print-page-order="ltr" style:first-page-number="1" style:scale-to="100%" style:print="charts drawings objects"/>
      <style:header-style>
        <style:header-footer-properties fo:min-height="0cm" fo:margin-left="1.78cm" fo:margin-right="1.78cm" fo:margin-bottom="0cm"/>
      </style:header-style>
      <style:footer-style>
        <style:header-footer-properties fo:min-height="0cm" fo:margin-left="1.78cm" fo:margin-right="1.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5">00/00/0000</text:date>, <text:time style:data-style-name="N2" text:time-value="11:21:48.273412442">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initial-creator/>
    <dc:date>2023-05-25T15:21:40.151463343</dc:date>
    <meta:editing-cycles>515</meta:editing-cycles>
    <meta:editing-duration>P1DT14H54S</meta:editing-duration>
    <meta:document-statistic meta:table-count="1" meta:cell-count="66" meta:object-count="0"/>
  </office:meta>
</office:document-meta>
</file>